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background-color="#3faf46" fo:padding="0cm" fo:border="none" style:writing-mode="page">
        <style:background-image/>
      </style:table-cell-properties>
    </style:style>
    <style:style style:name="Таблица1.B1" style:family="table-cell">
      <style:table-cell-properties fo:background-color="#ff3838" fo:padding="0cm" fo:border="none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background-color="#3faf46" style:writing-mode="page">
        <style:background-image/>
      </style:table-cell-properties>
    </style:style>
    <style:style style:name="Таблица2.B1" style:family="table-cell">
      <style:table-cell-properties fo:background-color="#ff3838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officeooo:rsid="000fc467" officeooo:paragraph-rsid="000fc467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fc467" officeooo:paragraph-rsid="000fc467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2pt" officeooo:rsid="000fc467" officeooo:paragraph-rsid="000fc467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0d486" officeooo:paragraph-rsid="0010d486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2c460" officeooo:paragraph-rsid="0012c460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0fc467" officeooo:paragraph-rsid="000fc467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10d486" officeooo:paragraph-rsid="0010d486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10d486" officeooo:paragraph-rsid="0012c460" style:font-size-asian="10.5pt" style:font-size-complex="12pt"/>
    </style:style>
    <style:style style:name="T1" style:family="text">
      <style:text-properties officeooo:rsid="0010d4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Выбрал я этот проект потому что думаю что смогу спарсить сайт и тг боты очень сейчас популярны хотелось бы освоить данный функционал </text:p>
      <text:p text:style-name="P1"/>
      <text:p text:style-name="P1"/>
      <text:p text:style-name="P1"/>
      <text:p text:style-name="P1">Декомпозиция задач</text:p>
      <text:p text:style-name="P1"/>
      <text:p text:style-name="P3">Разработать простой бот в телеграм<text:line-break/><text:line-break/>Старт - список товаров - по нажатию на один из товаров переход на лендинг партнерки.</text:p>
      <text:p text:style-name="P2"/>
      <text:p text:style-name="P2"/>
      <text:p text:style-name="P3">Понятные шаги <text:s text:c="53"/>Непонятные шаги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7">1.Создать проект 10мин</text:p>
          </table:table-cell>
          <table:table-cell table:style-name="Таблица1.B1" office:value-type="string">
            <text:p text:style-name="P8">1. Как отдавать информацию с сайта в бот</text:p>
          </table:table-cell>
        </table:table-row>
        <table:table-row>
          <table:table-cell table:style-name="Таблица1.A1" office:value-type="string">
            <text:p text:style-name="P7">2. Создать класс парсер который будет парсить сайт партнерки <text:span text:style-name="T1">1.5ч</text:span></text:p>
          </table:table-cell>
          <table:table-cell table:style-name="Таблица1.B1" office:value-type="string">
            <text:p text:style-name="P6"/>
          </table:table-cell>
        </table:table-row>
        <table:table-row>
          <table:table-cell table:style-name="Таблица1.A1" office:value-type="string">
            <text:p text:style-name="P7">3. Создать тг бота с помошью pytelegrambotapi</text:p>
            <text:p text:style-name="P8">20мин</text:p>
          </table:table-cell>
          <table:table-cell table:style-name="Таблица1.B1" office:value-type="string">
            <text:p text:style-name="P6"/>
          </table:table-cell>
        </table:table-row>
      </table:table>
      <text:p text:style-name="P2"/>
      <text:p text:style-name="P4">Пути решения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9">1. Изучение документации по работе с тг ботом много времени</text:p>
          </table:table-cell>
          <table:table-cell table:style-name="Таблица2.B1" office:value-type="string">
            <text:p text:style-name="P9">1. Как отдавать информацию с сайта в бот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19:38:05.417572692</meta:creation-date>
    <dc:date>2023-09-06T20:08:40.059563015</dc:date>
    <meta:editing-duration>PT7M16S</meta:editing-duration>
    <meta:editing-cycles>1</meta:editing-cycles>
    <meta:document-statistic meta:table-count="2" meta:image-count="0" meta:object-count="0" meta:page-count="1" meta:paragraph-count="12" meta:word-count="97" meta:character-count="641" meta:non-whitespace-character-count="501"/>
    <meta:generator>LibreOffice/7.3.7.2$Linux_X86_64 LibreOffice_project/30$Build-2</meta:generator>
  </office:meta>
</office:document-meta>
</file>